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139in" fo:margin-bottom="0.139in" loext:contextual-spacing="false" fo:line-height="100%"/>
      <style:text-properties style:font-name="Montserrat" fo:font-size="10pt" style:font-name-asian="Montserrat1" style:font-size-asian="10pt" style:font-name-complex="Montserrat1" style:font-size-complex="10pt"/>
    </style:style>
    <style:style style:name="P4" style:family="paragraph" style:parent-style-name="Standard">
      <style:paragraph-properties fo:margin-top="0.139in" fo:margin-bottom="0.139in" loext:contextual-spacing="false" fo:line-height="100%" fo:text-align="justify" style:justify-single-word="false"/>
      <style:text-properties style:font-name="Montserrat" fo:font-size="10pt" style:font-name-asian="Montserrat1" style:font-size-asian="10pt" style:font-name-complex="Montserrat1" style:font-size-complex="10pt"/>
    </style:style>
    <style:style style:name="P5" style:family="paragraph" style:parent-style-name="Standard">
      <style:paragraph-properties fo:margin-top="0.139in" fo:margin-bottom="0.139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.139in" fo:margin-bottom="0.139in" loext:contextual-spacing="false" fo:line-height="100%" fo:text-align="justify" style:justify-single-word="false"/>
    </style:style>
    <style:style style:name="P7" style:family="paragraph" style:parent-style-name="Standard" style:list-style-name="WWNum1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margin-top="0.139in" fo:margin-bottom="0.139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139in" fo:margin-bottom="0.139in" loext:contextual-spacing="false" fo:line-height="100%" fo:text-align="justify" style:justify-single-word="false" fo:text-indent="0in" style:auto-text-indent="false"/>
    </style:style>
    <style:style style:name="P11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3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4" style:family="text">
      <style:text-properties style:font-name="Montserrat" fo:font-size="10pt" fo:font-weight="bold" style:font-name-asian="Montserrat1" style:font-size-asian="10pt" style:font-weight-asian="bold" style:font-name-complex="Montserrat1" style:font-size-complex="10pt"/>
    </style:style>
    <style:style style:name="T5" style:family="text">
      <style:text-properties style:font-name="Montserrat" fo:font-size="10pt" style:text-underline-style="none" style:font-name-asian="Montserrat1" style:font-size-asian="10pt" style:font-name-complex="Montserrat1" style:font-size-complex="10pt"/>
    </style:style>
    <style:style style:name="T6" style:family="text">
      <style:text-properties style:font-name="Montserrat" fo:font-size="51pt" fo:font-weight="bold" style:font-name-asian="Montserrat1" style:font-size-asian="51pt" style:font-weight-asian="bold" style:font-name-complex="Montserrat1" style:font-size-complex="51pt"/>
    </style:style>
    <style:style style:name="T7" style:family="text">
      <style:text-properties style:font-name="Montserrat" fo:font-size="44pt" fo:font-weight="bold" style:font-name-asian="Montserrat1" style:font-size-asian="44pt" style:font-weight-asian="bold" style:font-name-complex="Montserrat1" style:font-size-complex="44pt"/>
    </style:style>
    <style:style style:name="T8" style:family="text">
      <style:text-properties style:font-name="Montserrat" fo:font-size="33pt" fo:font-weight="bold" style:font-name-asian="Montserrat1" style:font-size-asian="33pt" style:font-weight-asian="bold" style:font-name-complex="Montserrat1" style:font-size-complex="33pt"/>
    </style:style>
    <style:style style:name="T9" style:family="text">
      <style:text-properties fo:color="#1155cc" style:font-name="Montserrat" fo:font-size="10pt" style:text-underline-style="solid" style:text-underline-width="auto" style:text-underline-color="font-color" style:font-name-asian="Montserrat1" style:font-size-asian="10pt" style:font-name-complex="Montserrat1" style:font-size-complex="10pt"/>
    </style:style>
    <style:style style:name="T10" style:family="text">
      <style:text-properties fo:color="#1f2328" fo:font-size="12pt" style:font-size-asian="12pt" style:font-size-complex="12pt"/>
    </style:style>
    <style:style style:name="T11" style:family="text">
      <style:text-properties fo:color="#0969da" fo:font-size="15pt" fo:background-color="#f6f8fa" loext:char-shading-value="0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2"><text:span text:style-name="T1">última actualización 12/11/2023</text:span></text:p>
      <text:p text:style-name="P3"/>
      <text:p text:style-name="P3"/>
      <text:p text:style-name="P3"/>
      <text:p text:style-name="P3"/>
      <text:p text:style-name="P3"/>
      <text:p text:style-name="P5"><text:span text:style-name="T6">Funcionamiento de la IMU</text:span><text:span text:style-name="T7"> </text:span><text:span text:style-name="T8">(LSM9DS1 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6"><text:span text:style-name="T2">Descripción de la IMU</text:span></text:p>
      <text:p text:style-name="P6"><text:span text:style-name="T3">La IMU cuenta con tres tipos de sensores distintos: tres acelerómetros (uno para cada eje), giroscopio y un magnetómetro.</text:span></text:p>
      <text:p text:style-name="P4"/>
      <text:p text:style-name="P6"><text:span text:style-name="T3">datasheet de la imu lsm9ds1:</text:span></text:p>
      <text:p text:style-name="P6"><text:a xlink:type="simple" xlink:href="https://www.st.com/resource/en/datasheet/lsm9ds1.pdf" text:style-name="ListLabel_20_10" text:visited-style-name="ListLabel_20_10"><text:span text:style-name="T9">https://www.st.com/resource/en/datasheet/lsm9ds1.pdf</text:span></text:a></text:p>
      <text:p text:style-name="P6"><text:span text:style-name="T3">Librería oficial de lsm9sd1:</text:span></text:p>
      <text:p text:style-name="P6"><text:a xlink:type="simple" xlink:href="https://github.com/arduino-libraries/Arduino_LSM9DS1" text:style-name="ListLabel_20_10" text:visited-style-name="ListLabel_20_10"><text:span text:style-name="T9">https://github.com/arduino-libraries/Arduino_LSM9DS1</text:span></text:a></text:p>
      <text:p text:style-name="P4"/>
      <text:p text:style-name="P6"><text:span text:style-name="T3">Librería custom de lsm9sd1:</text:span></text:p>
      <text:p text:style-name="P6"><text:a xlink:type="simple" xlink:href="https://github.com/FemmeVerbeek/Arduino_LSM9DS1" text:style-name="ListLabel_20_10" text:visited-style-name="ListLabel_20_10"><text:span text:style-name="T9">https://github.com/FemmeVerbeek/Arduino_LSM9DS1</text:span></text:a></text:p>
      <text:p text:style-name="P4"/>
      <text:p text:style-name="P4"/>
      <text:p text:style-name="P6"><text:span text:style-name="T3">precisión de la imu:</text:span></text:p>
      <text:p text:style-name="P6"><text:a xlink:type="simple" xlink:href="https://cdn-learn.adafruit.com/downloads/pdf/comparing-gyroscope-datasheets.pdf" text:style-name="ListLabel_20_10" text:visited-style-name="ListLabel_20_10"><text:span text:style-name="T9">https://cdn-learn.adafruit.com/downloads/pdf/comparing-gyroscope-datasheets.pdf</text:span></text:a></text:p>
      <text:p text:style-name="P4"/>
      <text:p text:style-name="P6"><text:span text:style-name="T3">LSM9DS1 calibración de los sensores. Los sensores parecen ser calibrados automáticamente (reducir el offset de los sensores) y guardan los resultados calibrados directamente.</text:span></text:p>
      <text:p text:style-name="P6"><text:a xlink:type="simple" xlink:href="https://community.st.com/t5/mems-sensors/calibration-values-lsm6ds33-lsm9ds1/td-p/172710" text:style-name="ListLabel_20_10" text:visited-style-name="ListLabel_20_10"><text:span text:style-name="T9">https://community.st.com/t5/mems-sensors/calibration-values-lsm6ds33-lsm9ds1/td-p/172710</text:span></text:a></text:p>
      <text:p text:style-name="P4"><text:soft-page-break/></text:p>
      <text:p text:style-name="P6"><text:span text:style-name="T2">IMU 9 grados de libertad (sensores)</text:span></text:p>
      <text:p text:style-name="P4"/>
      <text:p text:style-name="P6"><text:span text:style-name="T2">Acelerómetros</text:span></text:p>
      <text:p text:style-name="P6"><text:span text:style-name="T3">Cada uno de los acelerómetros calcula la aceleración en eje en específico (m/s^2)</text:span></text:p>
      <text:p text:style-name="P6"><text:span text:style-name="T3">Objetivos: eliminar drift y noise</text:span></text:p>
      <text:p text:style-name="P6"><text:span text:style-name="T3">Eliminar drift de los acelerómetros:</text:span></text:p>
      <text:p text:style-name="P6"><text:a xlink:type="simple" xlink:href="https://dsp.stackexchange.com/questions/34463/removing-drift-from-integration-of-accelerometer-data" text:style-name="ListLabel_20_10" text:visited-style-name="ListLabel_20_10"><text:span text:style-name="T9">https://dsp.stackexchange.com/questions/34463/removing-drift-from-integration-of-accelerometer-data</text:span></text:a></text:p>
      <text:p text:style-name="P4"/>
      <text:p text:style-name="P6"><text:span text:style-name="T2">Giroscopio</text:span></text:p>
      <text:p text:style-name="P6"><text:span text:style-name="T3">El giroscopio se encarga de <text:s/>calcula la velocidad angular en cada uno de los ejes (rad/s)</text:span></text:p>
      <text:p text:style-name="P4"/>
      <text:p text:style-name="P6"><text:span text:style-name="T3">sensibilidad giroscopio:</text:span></text:p>
      <text:p text:style-name="P6"><text:a xlink:type="simple" xlink:href="https://forum.arduino.cc/t/question-about-lsm6dso32-gyro-sensitivity/701428/2" text:style-name="ListLabel_20_10" text:visited-style-name="ListLabel_20_10"><text:span text:style-name="T9">https://forum.arduino.cc/t/question-about-lsm6dso32-gyro-sensitivity/701428/2</text:span></text:a></text:p>
      <text:p text:style-name="P4"/>
      <text:p text:style-name="P6"><text:span text:style-name="T3">gyro dps:</text:span></text:p>
      <text:p text:style-name="P6"><text:a xlink:type="simple" xlink:href="https://stackoverflow.com/questions/34998707/what-do-the-gyro-scales-250-500-2000-mean-for-the-gyroscope-l3g4200d-in-the" text:style-name="ListLabel_20_10" text:visited-style-name="ListLabel_20_10"><text:span text:style-name="T9">https://stackoverflow.com/questions/34998707/what-do-the-gyro-scales-250-500-2000-mean-for-the-gyroscope-l3g4200d-in-the</text:span></text:a></text:p>
      <text:p text:style-name="P4"/>
      <text:p text:style-name="P6"><text:span text:style-name="T3">calcular angulo giroscopio:</text:span></text:p>
      <text:p text:style-name="P6"><text:a xlink:type="simple" xlink:href="https://electronics.stackexchange.com/questions/83464/measuring-angle-using-gyro-sensor" text:style-name="ListLabel_20_10" text:visited-style-name="ListLabel_20_10"><text:span text:style-name="T9">https://electronics.stackexchange.com/questions/83464/measuring-angle-using-gyro-sensor</text:span></text:a></text:p>
      <text:p text:style-name="P4"/>
      <text:p text:style-name="P4"><text:soft-page-break/></text:p>
      <text:p text:style-name="P4"/>
      <text:p text:style-name="P4"/>
      <text:p text:style-name="P6"><text:span text:style-name="T2">magnetómetro</text:span></text:p>
      <text:p text:style-name="P6"><text:span text:style-name="T3">Permite calcular la fuerza y la dirección del campo magnético</text:span></text:p>
      <text:p text:style-name="P6"><text:span text:style-name="T2">Temperatura</text:span></text:p>
      <text:p text:style-name="P6"><text:span text:style-name="T3">Cuanto menor sea la temperatura, la precisión de los sensores será mayor</text:span></text:p>
      <text:p text:style-name="P4"/>
      <text:p text:style-name="P6"><text:span text:style-name="T2">Sun Sensor (placas solares)</text:span></text:p>
      <text:p text:style-name="P4"/>
      <text:p text:style-name="P4"/>
      <text:p text:style-name="P4"/>
      <text:p text:style-name="P4"/>
      <text:p text:style-name="P6"><text:span text:style-name="T2">Attitude calculation</text:span></text:p>
      <text:p text:style-name="P6"><text:span text:style-name="T3">Attitude estimation for spacecraft:</text:span></text:p>
      <text:p text:style-name="P6"><text:a xlink:type="simple" xlink:href="https://www.politesi.polimi.it/bitstream/10589/183267/3/Bonaccorsi_thesis.pdf" text:style-name="ListLabel_20_10" text:visited-style-name="ListLabel_20_10"><text:span text:style-name="T9">https://www.politesi.polimi.it/bitstream/10589/183267/3/Bonaccorsi_thesis.pdf</text:span></text:a></text:p>
      <text:p text:style-name="P6"><text:span text:style-name="T3">Attitude determination for space telescope:</text:span></text:p>
      <text:p text:style-name="P6"><text:a xlink:type="simple" xlink:href="https://www.mdpi.com/2079-9292/12/16/3437" text:style-name="ListLabel_20_10" text:visited-style-name="ListLabel_20_10"><text:span text:style-name="T9">https://www.mdpi.com/2079-9292/12/16/3437</text:span></text:a></text:p>
      <text:p text:style-name="P4"/>
      <text:p text:style-name="P4"/>
      <text:p text:style-name="P4"/>
      <text:p text:style-name="P6"><text:soft-page-break/><text:span text:style-name="T2">IMU vs AHRS</text:span></text:p>
      <text:p text:style-name="P6"><text:a xlink:type="simple" xlink:href="https://www.youtube.com/watch?v=4CZQQ0VLCG8&amp;ab_channel=InertialSense%2CInc" text:style-name="ListLabel_20_10" text:visited-style-name="ListLabel_20_10"><text:span text:style-name="T9">https://www.youtube.com/watch?v=4CZQQ0VLCG8&amp;ab_channel=InertialSense%2CInc</text:span></text:a><text:span text:style-name="T3">.</text:span></text:p>
      <text:p text:style-name="P4"/>
      <text:p text:style-name="P6"><text:span text:style-name="T3">IMU output -&gt; rad data</text:span></text:p>
      <text:p text:style-name="P4"/>
      <text:p text:style-name="P6"><text:span text:style-name="T3">AHRS = IMU + processed raw data -&gt; navigation data</text:span></text:p>
      <text:p text:style-name="P4"/>
      <text:p text:style-name="P6"><text:span text:style-name="T3">Proceso de obtención</text:span></text:p>
      <text:p text:style-name="P4"/>
      <text:p text:style-name="P6"><text:a xlink:type="simple" xlink:href="https://www.youtube.com/watch?v=T9jXoG0QYIA&amp;ab_channel=ScottLobdell" text:style-name="ListLabel_20_10" text:visited-style-name="ListLabel_20_10"><text:span text:style-name="T9">https://www.youtube.com/watch?v=T9jXoG0QYIA&amp;ab_channel=ScottLobdell</text:span></text:a></text:p>
      <text:p text:style-name="P4"/>
      <text:p text:style-name="P4"/>
      <text:p text:style-name="P4"/>
      <text:p text:style-name="P4"/>
      <text:p text:style-name="P4"/>
      <text:p text:style-name="P6"><text:span text:style-name="T3">Proceso de ejecución:</text:span></text:p>
      <text:list xml:id="list3032122973" text:style-name="WWNum1">
        <text:list-item>
          <text:p text:style-name="P7"><text:span text:style-name="T3">Kalman filter para corregir raw datra</text:span></text:p>
        </text:list-item>
        <text:list-item>
          <text:p text:style-name="P8"><text:span text:style-name="T3">algoritmo de ahrs para obtener el estado actual del sistema</text:span></text:p>
        </text:list-item>
      </text:list>
      <text:p text:style-name="P4"/>
      <text:p text:style-name="P4"/>
      <text:p text:style-name="P6"><text:span text:style-name="T2">Noise filters</text:span></text:p>
      <text:p text:style-name="P6"><text:soft-page-break/><text:span text:style-name="T3">Low pass filter</text:span></text:p>
      <text:p text:style-name="P6"><text:span text:style-name="T3">High pass filter</text:span></text:p>
      <text:p text:style-name="P6"><text:span text:style-name="T3">moving average (less precise than kalman filter)</text:span></text:p>
      <text:p text:style-name="P6"><text:span text:style-name="T3">Complementary filter (0.90 * gyro + 0.1 * acce)</text:span></text:p>
      <text:p text:style-name="P6"><text:span text:style-name="T3">Bayes filter</text:span></text:p>
      <text:p text:style-name="P6"><text:span text:style-name="T3">Kalman filter</text:span></text:p>
      <text:p text:style-name="P6"><text:span text:style-name="T3">fast kalman filter</text:span></text:p>
      <text:p text:style-name="P9"><text:span text:style-name="T3">Extended kalman filter</text:span></text:p>
      <text:p text:style-name="P9"><text:span text:style-name="T3">Unscented Kalman Filter</text:span></text:p>
      <text:p text:style-name="P9"><text:span text:style-name="T3">Square-root Unscented Kalman Filter</text:span></text:p>
      <text:p text:style-name="P4"/>
      <text:p text:style-name="P6"><text:span text:style-name="T3">low pass filter vs kalman filter:</text:span></text:p>
      <text:p text:style-name="P6"><text:a xlink:type="simple" xlink:href="https://jbconsulting.substack.com/p/is-the-kalman-filter-just-a-low-pass" text:style-name="ListLabel_20_10" text:visited-style-name="ListLabel_20_10"><text:span text:style-name="T9">https://jbconsulting.substack.com/p/is-the-kalman-filter-just-a-low-pass</text:span></text:a></text:p>
      <text:p text:style-name="P6"><text:a xlink:type="simple" xlink:href="https://dsp.stackexchange.com/questions/25518/digital-low-pass-filter-vs-kalman-filter" text:style-name="ListLabel_20_10" text:visited-style-name="ListLabel_20_10"><text:span text:style-name="T9">https://dsp.stackexchange.com/questions/25518/digital-low-pass-filter-vs-kalman-filter</text:span></text:a></text:p>
      <text:p text:style-name="P6"><text:a xlink:type="simple" xlink:href="https://www.quora.com/What-is-the-Kalman-filter-How-does-it-differ-with-the-low-pass-filter" text:style-name="ListLabel_20_10" text:visited-style-name="ListLabel_20_10"><text:span text:style-name="T9">https://www.quora.com/What-is-the-Kalman-filter-How-does-it-differ-with-the-low-pass-filter</text:span></text:a></text:p>
      <text:p text:style-name="P4"/>
      <text:p text:style-name="P6"><text:span text:style-name="T3">Eliminar la tendencia de los giroscopios:</text:span></text:p>
      <text:p text:style-name="P6"><text:a xlink:type="simple" xlink:href="https://www.quora.com/Are-there-any-algorithms-to-eliminate-drift-in-gyroscopes" text:style-name="ListLabel_20_10" text:visited-style-name="ListLabel_20_10"><text:span text:style-name="T9">https://www.quora.com/Are-there-any-algorithms-to-eliminate-drift-in-gyroscopes</text:span></text:a></text:p>
      <text:p text:style-name="P4"/>
      <text:p text:style-name="P6"><text:span text:style-name="T2">Kalman filter</text:span></text:p>
      <text:p text:style-name="P6"><text:span text:style-name="T3">Explicación de Kalman filter:</text:span></text:p>
      <text:p text:style-name="P6"><text:soft-page-break/><text:a xlink:type="simple" xlink:href="https://www.youtube.com/watch?v=IFeCIbljreY&amp;t=10s&amp;ab_channel=VisuallyExplained" text:style-name="ListLabel_20_10" text:visited-style-name="ListLabel_20_10"><text:span text:style-name="T9">https://www.youtube.com/watch?v=IFeCIbljreY&amp;t=10s&amp;ab_channel=VisuallyExplained</text:span></text:a></text:p>
      <text:p text:style-name="P4"/>
      <text:p text:style-name="P6"><text:span text:style-name="T3">Pseudocódigo del kalman filter:</text:span></text:p>
      <text:p text:style-name="P6"><text:a xlink:type="simple" xlink:href="https://www.youtube.com/watch?v=ruB917YmtgE" text:style-name="ListLabel_20_10" text:visited-style-name="ListLabel_20_10"><text:span text:style-name="T9">https://www.youtube.com/watch?v=ruB917YmtgE</text:span></text:a></text:p>
      <text:p text:style-name="P4"/>
      <text:p text:style-name="P4"/>
      <text:p text:style-name="P6"><text:span text:style-name="T3">Example with math on how it works for position and velocity:</text:span></text:p>
      <text:p text:style-name="P6"><text:a xlink:type="simple" xlink:href="https://dsp.stackexchange.com/questions/8860/kalman-filter-for-position-and-velocity-introducing-speed-estimates" text:style-name="ListLabel_20_10" text:visited-style-name="ListLabel_20_10"><text:span text:style-name="T9">https://dsp.stackexchange.com/questions/8860/kalman-filter-for-position-and-velocity-introducing-speed-estimates</text:span></text:a></text:p>
      <text:p text:style-name="P4"/>
      <text:p text:style-name="P4"/>
      <text:p text:style-name="P6"><text:span text:style-name="T3">Video series on how it works and examples:</text:span></text:p>
      <text:p text:style-name="P6"><text:a xlink:type="simple" xlink:href="https://www.youtube.com/watch?v=UOUXoQC5VzE&amp;list=PLX2gX-ftPVXU3oUFNATxGXY90AULiqnWT&amp;index=44" text:style-name="ListLabel_20_10" text:visited-style-name="ListLabel_20_10"><text:span text:style-name="T9">https://www.youtube.com/watch?v=UOUXoQC5VzE&amp;list=PLX2gX-ftPVXU3oUFNATxGXY90AULiqnWT&amp;index=44</text:span></text:a></text:p>
      <text:p text:style-name="P4"/>
      <text:p text:style-name="P4"/>
      <text:p text:style-name="P4"/>
      <text:p text:style-name="P6"><text:span text:style-name="T3">Explicación de implementación en IMU:</text:span></text:p>
      <text:p text:style-name="P6"><text:a xlink:type="simple" xlink:href="https://nitinjsanket.github.io/tutorials/attitudeest/kf" text:style-name="ListLabel_20_10" text:visited-style-name="ListLabel_20_10"><text:span text:style-name="T9">https://nitinjsanket.github.io/tutorials/attitudeest/kf</text:span></text:a></text:p>
      <text:p text:style-name="P6"><text:a xlink:type="simple" xlink:href="https://scholarworks.calstate.edu/downloads/dv13zt241" text:style-name="ListLabel_20_10" text:visited-style-name="ListLabel_20_10"><text:span text:style-name="T9">https://scholarworks.calstate.edu/downloads/dv13zt241</text:span></text:a></text:p>
      <text:p text:style-name="P4"/>
      <text:p text:style-name="P4"/>
      <text:p text:style-name="P4"/>
      <text:p text:style-name="P6"><text:soft-page-break/><text:span text:style-name="T3">Tutorial de 9-axis IMU (primera aploximación)</text:span></text:p>
      <text:p text:style-name="P4"/>
      <text:p text:style-name="P6"><text:a xlink:type="simple" xlink:href="https://www.youtube.com/watch?v=2AO_Gmh5K3Q&amp;list=PLGs0VKk2DiYwEo-k0mjIkWXlkrJWAU4L9&amp;index=1&amp;ab_channel=PaulMcWhorter" text:style-name="ListLabel_20_10" text:visited-style-name="ListLabel_20_10"><text:span text:style-name="T9">https://www.youtube.com/watch?v=2AO_Gmh5K3Q&amp;list=PLGs0VKk2DiYwEo-k0mjIkWXlkrJWAU4L9&amp;index=1&amp;ab_channel=PaulMcWhorter</text:span></text:a></text:p>
      <text:p text:style-name="P4"/>
      <text:p text:style-name="P4"/>
      <text:p text:style-name="P6"><text:span text:style-name="T2">Sensor fusion</text:span></text:p>
      <text:p text:style-name="P4"/>
      <text:p text:style-name="P6"><text:span text:style-name="T3">madgwick filter</text:span></text:p>
      <text:p text:style-name="P6"><text:span text:style-name="T3">mahony</text:span></text:p>
      <text:p text:style-name="P4"/>
      <text:p text:style-name="P4"/>
      <text:p text:style-name="P6"><text:span text:style-name="T3">Other methods</text:span></text:p>
      <text:p text:style-name="P6"><text:span text:style-name="T3">old paper for method to calculate attitude</text:span></text:p>
      <text:p text:style-name="P6"><text:a xlink:type="simple" xlink:href="https://core.ac.uk/download/pdf/10475724.pdf" text:style-name="ListLabel_20_10" text:visited-style-name="ListLabel_20_10"><text:span text:style-name="T9">https://core.ac.uk/download/pdf/10475724.pdf</text:span></text:a></text:p>
      <text:p text:style-name="P4"/>
      <text:p text:style-name="P6"><text:span text:style-name="T3">Paper comparando método básico (trigonometría), mahony y madwick:</text:span></text:p>
      <text:p text:style-name="P6"><text:a xlink:type="simple" xlink:href="http://www.cs.ndsu.nodak.edu/~siludwig/Publish/papers/SPIE20181.pdf" text:style-name="ListLabel_20_10" text:visited-style-name="ListLabel_20_10"><text:span text:style-name="T9">http://www.cs.ndsu.nodak.edu/~siludwig/Publish/papers/SPIE20181.pdf</text:span></text:a></text:p>
      <text:p text:style-name="P4"/>
      <text:p text:style-name="P6"><text:span text:style-name="T3">Canal de youtube con tutoriales construyendo </text:span></text:p>
      <text:p text:style-name="P6"><text:a xlink:type="simple" xlink:href="https://www.youtube.com/@carbonaeronautics/videos" text:style-name="ListLabel_20_10" text:visited-style-name="ListLabel_20_10"><text:span text:style-name="T9">https://www.youtube.com/@carbonaeronautics/videos</text:span></text:a></text:p>
      <text:p text:style-name="P4"/>
      <text:p text:style-name="P4"><text:soft-page-break/></text:p>
      <text:p text:style-name="P6"><text:span text:style-name="T2">ADCS</text:span></text:p>
      <text:p text:style-name="P4"/>
      <text:p text:style-name="P4"/>
      <text:p text:style-name="P6"><text:span text:style-name="T3">ADCS attitude calculation for spacecraft:</text:span></text:p>
      <text:p text:style-name="P6"><text:a xlink:type="simple" xlink:href="http://www.s3l.be/usr/files/di/fi/2/Lecture13_ADCS_TjorvenDelabie_20181111202.pdf" text:style-name="ListLabel_20_10" text:visited-style-name="ListLabel_20_10"><text:span text:style-name="T9">http://www.s3l.be/usr/files/di/fi/2/Lecture13_ADCS_TjorvenDelabie_20181111202.pdf</text:span></text:a></text:p>
      <text:p text:style-name="P4"/>
      <text:p text:style-name="P4"/>
      <text:p text:style-name="P9"><text:span text:style-name="T2">Gravedad</text:span></text:p>
      <text:p text:style-name="P6"><text:span text:style-name="T3">La gravedad a 400km sigue siendo alta, lo que afecta a los acelerómetros es el freefall</text:span></text:p>
      <text:p text:style-name="P6"><text:a xlink:type="simple" xlink:href="https://agupubs.onlinelibrary.wiley.com/doi/full/10.1029/2008JA013081#:~:text=The%20gravitational%20acceleration%20decreases%20with,than%208.7%20m%2Fs2" text:style-name="ListLabel_20_10" text:visited-style-name="ListLabel_20_10"><text:span text:style-name="T9">https://agupubs.onlinelibrary.wiley.com/doi/full/10.1029/2008JA013081#:~:text=The%20gravitational%20acceleration%20decreases%20with,than%208.7%20m%2Fs2</text:span></text:a><text:span text:style-name="T3">.</text:span></text:p>
      <text:p text:style-name="P4"/>
      <text:p text:style-name="P4"/>
      <text:p text:style-name="P4"/>
      <text:p text:style-name="P6"><text:span text:style-name="T3">Gravity Gradient</text:span></text:p>
      <text:p text:style-name="P6"><text:span text:style-name="T3">La parte más cercana a la tierra siente más gravedad que la parte más cercana</text:span></text:p>
      <text:p text:style-name="P4"/>
      <text:p text:style-name="P4"/>
      <text:p text:style-name="P6"><text:span text:style-name="T3">Ejemplo de gravity gradient:</text:span></text:p>
      <text:p text:style-name="P6"><text:a xlink:type="simple" xlink:href="https://www.youtube.com/watch?v=Duhmy4Z2hzU" text:style-name="ListLabel_20_10" text:visited-style-name="ListLabel_20_10"><text:span text:style-name="T9">https://www.youtube.com/watch?v=Duhmy4Z2hzU</text:span></text:a></text:p>
      <text:p text:style-name="P4"/>
      <text:p text:style-name="P4"><text:soft-page-break/></text:p>
      <text:p text:style-name="P9"><text:span text:style-name="T2">Notas</text:span></text:p>
      <text:p text:style-name="P4"/>
      <text:p text:style-name="P6"><text:span text:style-name="T3">La calibración puede o no funcionar en real time (apagar imu y encenderla cuando se quiera)</text:span></text:p>
      <text:p text:style-name="P4"/>
      <text:p text:style-name="P6"><text:a xlink:type="simple" xlink:href="https://aviation.stackexchange.com/questions/86279/why-would-an-artificial-horizons-roll-axis-be-different-on-ground-and-in-flight" text:style-name="ListLabel_20_10" text:visited-style-name="ListLabel_20_10"><text:span text:style-name="T9">https://aviation.stackexchange.com/questions/86279/why-would-an-artificial-horizons-roll-axis-be-different-on-ground-and-in-flight</text:span></text:a></text:p>
      <text:p text:style-name="P4"/>
      <text:p text:style-name="P6"><text:a xlink:type="simple" xlink:href="https://aviation.stackexchange.com/questions/16376/how-are-attitude-indicators-kept-accurate" text:style-name="ListLabel_20_10" text:visited-style-name="ListLabel_20_10"><text:span text:style-name="T9">https://aviation.stackexchange.com/questions/16376/how-are-attitude-indicators-kept-accurate</text:span></text:a></text:p>
      <text:p text:style-name="P6"><text:a xlink:type="simple" xlink:href="https://forum.dji.com/thread-53071-1-1.html" text:style-name="ListLabel_20_10" text:visited-style-name="ListLabel_20_10"><text:span text:style-name="T9">https://forum.dji.com/thread-53071-1-1.html</text:span></text:a></text:p>
      <text:p text:style-name="P4"/>
      <text:p text:style-name="P6"><text:span text:style-name="T3">La diferencia entre heading y yaw es que el yaw existe una aceleración en dos ejes del acelerómetro mientras que si no hay yaw, el acelerómetro que indique el movimiento lateral debe indicar 0</text:span></text:p>
      <text:p text:style-name="P4"/>
      <text:p text:style-name="P4"/>
      <text:p text:style-name="P4"/>
      <text:p text:style-name="P4"/>
      <text:p text:style-name="P6"><text:span text:style-name="T2">Librerías e implementaciones de ahrs</text:span></text:p>
      <text:p text:style-name="P10"><text:span text:style-name="T3">Proyecto Upsat ADCS:</text:span></text:p>
      <text:p text:style-name="P6"><text:a xlink:type="simple" xlink:href="https://gitlab.com/librespacefoundation/upsat" text:style-name="ListLabel_20_10" text:visited-style-name="ListLabel_20_10"><text:span text:style-name="T9">https://gitlab.com/librespacefoundation/upsat</text:span></text:a></text:p>
      <text:p text:style-name="P4"/>
      <text:p text:style-name="P10"><text:span text:style-name="T3">RTIMULib:</text:span></text:p>
      <text:p text:style-name="P6"><text:a xlink:type="simple" xlink:href="https://github.com/RPi-Distro/RTIMULib" text:style-name="ListLabel_20_10" text:visited-style-name="ListLabel_20_10"><text:span text:style-name="T9">https://github.com/RPi-Distro/RTIMULib</text:span></text:a></text:p>
      <text:p text:style-name="P6"><text:soft-page-break/><text:a xlink:type="simple" xlink:href="https://github.com/RTIMULib/RTIMULib2" text:style-name="ListLabel_20_10" text:visited-style-name="ListLabel_20_10"><text:span text:style-name="T9">https://github.com/RTIMULib/RTIMULib2</text:span></text:a></text:p>
      <text:p text:style-name="P4"/>
      <text:p text:style-name="P10"><text:span text:style-name="T3">Adafruit AHRS:</text:span></text:p>
      <text:p text:style-name="P6"><text:a xlink:type="simple" xlink:href="https://github.com/adafruit/Adafruit_AHRS" text:style-name="ListLabel_20_10" text:visited-style-name="ListLabel_20_10"><text:span text:style-name="T9">https://github.com/adafruit/Adafruit_AHRS</text:span></text:a></text:p>
      <text:p text:style-name="P4"/>
      <text:p text:style-name="P4"/>
      <text:p text:style-name="P6"><text:span text:style-name="T3">Reefwing-AHRS:</text:span></text:p>
      <text:p text:style-name="P6"><text:a xlink:type="simple" xlink:href="https://github.com/Reefwing-Software/Reefwing-AHRS" text:style-name="ListLabel_20_10" text:visited-style-name="ListLabel_20_10"><text:span text:style-name="T9">https://github.com/Reefwing-Software/Reefwing-AHRS</text:span></text:a></text:p>
      <text:p text:style-name="P4"/>
      <text:p text:style-name="P6"><text:span text:style-name="T3">ardupilot:</text:span></text:p>
      <text:p text:style-name="P6"><text:a xlink:type="simple" xlink:href="https://ardupilot.org/" text:style-name="ListLabel_20_10" text:visited-style-name="ListLabel_20_10"><text:span text:style-name="T9">https://ardupilot.org/</text:span></text:a></text:p>
      <text:p text:style-name="P4"/>
      <text:p text:style-name="P4"/>
      <text:p text:style-name="P6"><text:span text:style-name="T3">adafruit madwick and mahony implementations:</text:span></text:p>
      <text:p text:style-name="P6"><text:a xlink:type="simple" xlink:href="https://learn.adafruit.com/ahrs-for-adafruits-9-dof-10-dof-breakout/sensor-fusion-algorithms" text:style-name="ListLabel_20_10" text:visited-style-name="ListLabel_20_10"><text:span text:style-name="T9">https://learn.adafruit.com/ahrs-for-adafruits-9-dof-10-dof-breakout/sensor-fusion-algorithms</text:span></text:a></text:p>
      <text:p text:style-name="P4"/>
      <text:p text:style-name="P4"/>
      <text:p text:style-name="P9"><text:span text:style-name="T2">Simulación</text:span></text:p>
      <text:p text:style-name="P4"/>
      <text:p text:style-name="P4"/>
      <text:p text:style-name="P4"/>
      <text:p text:style-name="P6"><text:soft-page-break/><text:span text:style-name="T3">Simulación de las fuerzas del satélite en el espacio:</text:span></text:p>
      <text:p text:style-name="P6"><text:a xlink:type="simple" xlink:href="https://www.ux1.eiu.edu/~cfadd/1150/05UCMGrav/Sat.html" text:style-name="ListLabel_20_10" text:visited-style-name="ListLabel_20_10"><text:span text:style-name="T9">https://www.ux1.eiu.edu/~cfadd/1150/05UCMGrav/Sat.html</text:span></text:a></text:p>
      <text:p text:style-name="P4"/>
      <text:p text:style-name="P4"/>
      <text:p text:style-name="P4"/>
      <text:p text:style-name="P6"><text:span text:style-name="T2">configurar arduino y conexión con unity:</text:span></text:p>
      <text:p text:style-name="P4"/>
      <text:p text:style-name="P6"><text:span text:style-name="T3">Conexión del módulo LSM9DS1 con arduino:</text:span></text:p>
      <text:p text:style-name="P6"><text:span text:style-name="T3">https://learn.adafruit.com/adafruit-lsm9ds1-accelerometer-plus-gyro-plus-magnetometer-9-dof-breakout?view=all</text:span></text:p>
      <text:p text:style-name="P4"/>
      <text:p text:style-name="P6"><text:span text:style-name="T3">Explicación del funcionamiento de los componentes de la IMU en arduino:</text:span></text:p>
      <text:p text:style-name="P6"><text:a xlink:type="simple" xlink:href="https://www.youtube.com/watch?v=eqZgxR6eRjo&amp;t=429s&amp;ab_channel=HowToMechatronics" text:style-name="ListLabel_20_10" text:visited-style-name="ListLabel_20_10"><text:span text:style-name="T9">https://www.youtube.com/watch?v=eqZgxR6eRjo&amp;t=429s&amp;ab_channel=HowToMechatronics</text:span></text:a></text:p>
      <text:p text:style-name="P6"><text:a xlink:type="simple" xlink:href="https://youtu.be/vUns-5b15Qc" text:style-name="ListLabel_20_10" text:visited-style-name="ListLabel_20_10"><text:span text:style-name="T9">https://youtu.be/vUns-5b15Qc</text:span></text:a></text:p>
      <text:p text:style-name="P4"/>
      <text:p text:style-name="P6"><text:span text:style-name="T3">Explicación sobre el funcionamiento de un giroscopio:</text:span></text:p>
      <text:p text:style-name="P6"><text:a xlink:type="simple" xlink:href="https://www.youtube.com/watch?v=XB6gTJBa1-I&amp;ab_channel=TheVintageSpace" text:style-name="ListLabel_20_10" text:visited-style-name="ListLabel_20_10"><text:span text:style-name="T9">https://www.youtube.com/watch?v=XB6gTJBa1-I&amp;ab_channel=TheVintageSpace</text:span></text:a></text:p>
      <text:p text:style-name="P4"/>
      <text:p text:style-name="P6"><text:span text:style-name="T3">Buscar info de como emplear el magnetómetro para obtener la dirección del satélite</text:span></text:p>
      <text:p text:style-name="P6"><text:a xlink:type="simple" xlink:href="https://www.google.com/search?q=magnetometer+calculate+heading&amp;rlz=1C1UEAD_esES1038ES1038&amp;oq=magnetometer+to+calcu&amp;aqs=chrome.1.69i57j0i22i30l5.4370j0j7&amp;sourceid=chrome&amp;ie=UTF-8" text:style-name="ListLabel_20_10" text:visited-style-name="ListLabel_20_10"><text:span text:style-name="T9">https://www.google.com/search?q=magnetometer+calculate+heading&amp;rlz=1C1UEAD_esES1038ES1038&amp;oq=magnetometer+to+calcu&amp;aqs=chrome.1.69i57j0i22i30l5.4370j0j7&amp;sourceid=chrome&amp;ie=UTF-8</text:span></text:a></text:p>
      <text:p text:style-name="P4"/>
      <text:p text:style-name="P6"><text:span text:style-name="T3">Enlace tutoriales conectar arduino a Unity:</text:span></text:p>
      <text:p text:style-name="P6"><text:soft-page-break/><text:a xlink:type="simple" xlink:href="https://www.codetocreate.com/2020/02/06/how-to-integrate-arduino-with-unity-hardware-work-with-software/" text:style-name="ListLabel_20_10" text:visited-style-name="ListLabel_20_10"><text:span text:style-name="T9">https://www.codetocreate.com/2020/02/06/how-to-integrate-arduino-with-unity-hardware-work-with-software/</text:span></text:a></text:p>
      <text:p text:style-name="P6"><text:a xlink:type="simple" xlink:href="https://www.youtube.com/watch?v=SD3iUnLNjY0&amp;t=116s&amp;ab_channel=CodetoCreate" text:style-name="ListLabel_20_10" text:visited-style-name="ListLabel_20_10"><text:span text:style-name="T9">https://www.youtube.com/watch?v=SD3iUnLNjY0&amp;t=116s&amp;ab_channel=CodetoCreate</text:span></text:a></text:p>
      <text:p text:style-name="P6"><text:a xlink:type="simple" xlink:href="https://github.com/dwilches/Ardity" text:style-name="ListLabel_20_10" text:visited-style-name="ListLabel_20_10"><text:span text:style-name="T9">https://github.com/dwilches/Ardity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Montserrat" fo:font-family="Montserrat" style:font-family-generic="roman" style:font-pitch="variable" fo:font-size="10pt" style:text-underline-style="solid" style:text-underline-width="auto" style:text-underline-color="font-color" style:font-name-asian="Montserrat1" style:font-family-asian="Montserrat" style:font-family-generic-asian="system" style:font-pitch-asian="variable" style:font-size-asian="10pt" style:font-name-complex="Montserrat1" style:font-family-complex="Montserrat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135" meta:word-count="549" meta:character-count="6818" meta:non-whitespace-character-count="6404"/>
    <meta:generator>LibreOfficeDev/6.0.5.2$Linux_X86_64 LibreOffice_project/</meta:generator>
  </office:meta>
</office:document-meta>
</file>